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US 1004. Sightseeing Trip Solution</text:p>
      <text:p text:style-name="Standard">本作品采用<text:a xlink:type="simple" xlink:href="http://creativecommons.org/licenses/by-nc-sa/3.0/">知识共享署名-非商业性使用-相同方式共享 3.0 Unported许可协议</text:a>进行许可</text:p>
      <text:p text:style-name="Standard">write by Gestalti Lur</text:p>
      <text:p text:style-name="Standard">2012-07-15</text:p>
      <text:p text:style-name="Standard">题目大意</text:p>
      <text:p text:style-name="Standard"><text:tab/>计算一个无向图上包含最少三个点的最小环并输出其路径，如果没有则输出”No solution”。</text:p>
      <text:p text:style-name="Standard">算法分析</text:p>
      <text:p text:style-name="Standard"><text:tab/>可以用floyd算法计算出其最小环，每次找到环的时候记录一下路径（是否有更好的方法？）即可。</text:p>
      <text:p text:style-name="Standard">参考代码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{</text:p>
            <text:p text:style-name="Table_20_Contents">TIMUS 1004</text:p>
            <text:p text:style-name="Table_20_Contents">Hint: use floyd to find minimum circle</text:p>
            <text:p text:style-name="Table_20_Contents">write by gestapolur</text:p>
            <text:p text:style-name="Table_20_Contents">2012-07-08</text:p>
            <text:p text:style-name="Table_20_Contents">ACCEPTED</text:p>
            <text:p text:style-name="Table_20_Contents">}</text:p>
            <text:p text:style-name="Table_20_Contents">program timus1004;</text:p>
            <text:p text:style-name="Table_20_Contents">const</text:p>
            <text:p text:style-name="Table_20_Contents"><text:s text:c="3"/>MAXN<text:tab/>= 100;</text:p>
            <text:p text:style-name="Table_20_Contents"><text:s text:c="3"/>INF<text:tab/>= 1 shl 28;</text:p>
            <text:p text:style-name="Table_20_Contents">var</text:p>
            <text:p text:style-name="Table_20_Contents"><text:s text:c="3"/>n , m , cnt : longint;</text:p>
            <text:p text:style-name="Table_20_Contents"><text:s text:c="3"/>ans<text:tab/> <text:s text:c="6"/>: longint;</text:p>
            <text:p text:style-name="Table_20_Contents"><text:s text:c="3"/>f , w , pre : array[ 1..MAXN , 1..MAXN ] of longint;</text:p>
            <text:p text:style-name="Table_20_Contents"><text:s text:c="3"/>sv<text:tab/> <text:s text:c="6"/>: array[ 1..MAXN ] of longint;</text:p>
            <text:p text:style-name="Table_20_Contents"/>
            <text:p text:style-name="Table_20_Contents">function init() : boolean;</text:p>
            <text:p text:style-name="Table_20_Contents">var</text:p>
            <text:p text:style-name="Table_20_Contents"><text:s text:c="3"/>i , sx , sy , sw : longint;</text:p>
            <text:p text:style-name="Table_20_Contents">begin</text:p>
            <text:p text:style-name="Table_20_Contents"><text:s text:c="3"/>read( n );</text:p>
            <text:p text:style-name="Table_20_Contents"><text:s text:c="3"/>if n = -1 then</text:p>
            <text:p text:style-name="Table_20_Contents"><text:s text:c="3"/>begin</text:p>
            <text:p text:style-name="Table_20_Contents"><text:s text:c="6"/>readln;</text:p>
            <text:p text:style-name="Table_20_Contents"><text:s text:c="6"/>exit( false );</text:p>
            <text:p text:style-name="Table_20_Contents"><text:s text:c="3"/>end;</text:p>
            <text:p text:style-name="Table_20_Contents"><text:s text:c="3"/>readln( m );</text:p>
            <text:p text:style-name="Table_20_Contents"/>
            <text:p text:style-name="Table_20_Contents"><text:s text:c="3"/>for sx := 1 to n do</text:p>
            <text:p text:style-name="Table_20_Contents"><text:s text:c="6"/>for sy := 1 to n do</text:p>
            <text:p text:style-name="Table_20_Contents"><text:s text:c="6"/>begin</text:p>
            <text:p text:style-name="Table_20_Contents"><text:tab/> w[ sx , sy ] := INF;</text:p>
            <text:p text:style-name="Table_20_Contents"><text:tab/> f[ sx , sy ] := INF;</text:p>
            <text:p text:style-name="Table_20_Contents"><text:s text:c="6"/>end;</text:p>
            <text:p text:style-name="Table_20_Contents"><text:s text:c="3"/></text:p>
            <text:p text:style-name="Table_20_Contents"><text:s text:c="3"/>for i := 1 to m do begin</text:p>
            <text:p text:style-name="Table_20_Contents"><text:s text:c="6"/>readln( sx , sy , sw );</text:p>
            <text:p text:style-name="Table_20_Contents"><text:s text:c="6"/>if f[ sx , sy ] &gt; sw then begin</text:p>
            <text:p text:style-name="Table_20_Contents"><text:soft-page-break/><text:tab/> f[ sx , sy ] := sw;</text:p>
            <text:p text:style-name="Table_20_Contents"><text:tab/> pre[ sx , sy ] := sx;</text:p>
            <text:p text:style-name="Table_20_Contents"><text:s text:c="6"/>end;</text:p>
            <text:p text:style-name="Table_20_Contents"><text:s text:c="6"/>if f[ sy , sx ] &gt; sw then begin</text:p>
            <text:p text:style-name="Table_20_Contents"><text:tab/> f[ sy , sx ] := sw;</text:p>
            <text:p text:style-name="Table_20_Contents"><text:tab/> pre[ sy , sx ] := sy;</text:p>
            <text:p text:style-name="Table_20_Contents"><text:s text:c="6"/>end;</text:p>
            <text:p text:style-name="Table_20_Contents"><text:s text:c="6"/>w[ sx , sy ] := f[ sx , sy ];</text:p>
            <text:p text:style-name="Table_20_Contents"><text:s text:c="6"/>w[ sy , sx ] := f[ sy , sx ];</text:p>
            <text:p text:style-name="Table_20_Contents"><text:s text:c="3"/>end;</text:p>
            <text:p text:style-name="Table_20_Contents"><text:s text:c="3"/></text:p>
            <text:p text:style-name="Table_20_Contents"><text:s text:c="3"/>exit( true );</text:p>
            <text:p text:style-name="Table_20_Contents">end; { init }</text:p>
            <text:p text:style-name="Table_20_Contents"/>
            <text:p text:style-name="Table_20_Contents">procedure floyd();</text:p>
            <text:p text:style-name="Table_20_Contents">var</text:p>
            <text:p text:style-name="Table_20_Contents"><text:s text:c="3"/>i , j , k , cur : longint;</text:p>
            <text:p text:style-name="Table_20_Contents">begin<text:tab/> <text:s text:c="2"/></text:p>
            <text:p text:style-name="Table_20_Contents"><text:s text:c="3"/>ans := INF;</text:p>
            <text:p text:style-name="Table_20_Contents"><text:s text:c="3"/>cnt := 0;</text:p>
            <text:p text:style-name="Table_20_Contents"><text:s text:c="3"/>for k := 1 to n do begin</text:p>
            <text:p text:style-name="Table_20_Contents"><text:s text:c="6"/>for i := 1 to k - 1 do</text:p>
            <text:p text:style-name="Table_20_Contents"><text:tab/> for j := 1 to k - 1 do</text:p>
            <text:p text:style-name="Table_20_Contents"><text:tab/> begin</text:p>
            <text:p text:style-name="Table_20_Contents"><text:tab/> <text:s text:c="3"/>if ( i &lt;&gt; j ) and ( w[ k , j ] &lt;&gt; INF ) and ( w[ i , k ] &lt;&gt; INF ) and ( ans &gt; f[ j , i ] + w[ i , k ] + w[ k , j ] ) then </text:p>
            <text:p text:style-name="Table_20_Contents"><text:tab/> <text:s text:c="3"/>begin</text:p>
            <text:p text:style-name="Table_20_Contents"><text:tab/> <text:s text:c="6"/>ans := f[ j , i <text:s/>] + w[ i , k ] + w[ k , j ];</text:p>
            <text:p text:style-name="Table_20_Contents"><text:tab/> <text:s text:c="6"/>//writeln( ans , ' ' , f[ i , j ] , ' ' , f[ j , i ] , ' i-j ' , i , ' ' , j , ' ' , k , ' ' , w[ i , k ] , ' ' , w[ k , j ] );</text:p>
            <text:p text:style-name="Table_20_Contents"><text:tab/> <text:s text:c="6"/>cnt := 0;</text:p>
            <text:p text:style-name="Table_20_Contents"><text:tab/> <text:s text:c="6"/>cur := i;</text:p>
            <text:p text:style-name="Table_20_Contents"><text:tab/> <text:s text:c="6"/>repeat</text:p>
            <text:p text:style-name="Table_20_Contents"><text:tab/><text:tab/> <text:s/>inc( cnt );</text:p>
            <text:p text:style-name="Table_20_Contents"><text:tab/><text:tab/> <text:s/>sv[ cnt ] := cur;</text:p>
            <text:p text:style-name="Table_20_Contents"><text:tab/><text:tab/> <text:s/>cur := pre[ j , cur ];</text:p>
            <text:p text:style-name="Table_20_Contents"><text:tab/> <text:s text:c="6"/>until ( cur = i ) or ( cur = j );</text:p>
            <text:p text:style-name="Table_20_Contents"/>
            <text:p text:style-name="Table_20_Contents"><text:tab/> <text:s text:c="6"/>inc( cnt );</text:p>
            <text:p text:style-name="Table_20_Contents"><text:tab/> <text:s text:c="6"/>sv[ cnt ] := j;</text:p>
            <text:p text:style-name="Table_20_Contents"><text:tab/> <text:s text:c="6"/>inc( cnt );</text:p>
            <text:p text:style-name="Table_20_Contents"><text:tab/> <text:s text:c="6"/>sv[ cnt ] := k;</text:p>
            <text:p text:style-name="Table_20_Contents"><text:tab/> <text:s text:c="3"/>end;</text:p>
            <text:p text:style-name="Table_20_Contents"><text:tab/> end;</text:p>
            <text:p text:style-name="Table_20_Contents"><text:s text:c="6"/></text:p>
            <text:p text:style-name="Table_20_Contents"><text:s text:c="6"/>for i := 1 to k do</text:p>
            <text:p text:style-name="Table_20_Contents"><text:tab/> for j := 1 to k do</text:p>
            <text:p text:style-name="Table_20_Contents"><text:tab/> begin</text:p>
            <text:p text:style-name="Table_20_Contents"><text:soft-page-break/><text:tab/> <text:s text:c="3"/>if ( i &lt;&gt; j ) and ( f[ i , k ] &lt;&gt; INF ) and ( f[ k , j ] &lt;&gt; INF ) and ( f[ i , j ] &gt; f[ i , k ] + f[ k , j ] ) then</text:p>
            <text:p text:style-name="Table_20_Contents"><text:tab/> <text:s text:c="3"/>begin</text:p>
            <text:p text:style-name="Table_20_Contents"><text:tab/> <text:s text:c="6"/>f[ i , j ] := f[ i , k ] + f[ k , j ];</text:p>
            <text:p text:style-name="Table_20_Contents"><text:tab/> <text:s text:c="6"/>pre[ i , j ] := pre[ k , j ];</text:p>
            <text:p text:style-name="Table_20_Contents"><text:tab/> <text:s text:c="3"/>end;</text:p>
            <text:p text:style-name="Table_20_Contents"><text:tab/> <text:s text:c="3"/>if ( f[ j , i ] &lt;&gt; INF ) and ( f[ k , j ] &lt;&gt; INF ) and ( f[ k , i ] &gt; f[ k , j ] + f[ j , i ] ) then</text:p>
            <text:p text:style-name="Table_20_Contents"><text:tab/> <text:s text:c="3"/>begin</text:p>
            <text:p text:style-name="Table_20_Contents"><text:tab/> <text:s text:c="6"/>f[ k , i ] := f[ k , j ] + f[ j , i ];</text:p>
            <text:p text:style-name="Table_20_Contents"><text:tab/> <text:s text:c="6"/>pre[ k , i ] := pre[ j , i ];</text:p>
            <text:p text:style-name="Table_20_Contents"><text:tab/> <text:s text:c="3"/>end;</text:p>
            <text:p text:style-name="Table_20_Contents"><text:tab/> <text:s text:c="3"/>if ( f[ i , j ] &lt;&gt; INF ) and ( f[ j , k ] &lt;&gt; INF ) and ( f[ i , k ] &gt; f[ i , j ] + f[ j , k ] ) then</text:p>
            <text:p text:style-name="Table_20_Contents"><text:tab/> <text:s text:c="3"/>begin</text:p>
            <text:p text:style-name="Table_20_Contents"><text:tab/> <text:s text:c="6"/>f[ i , k ] := f[ i , j ] + f[ j , k ];</text:p>
            <text:p text:style-name="Table_20_Contents"><text:tab/> <text:s text:c="6"/>pre[ i , k ] := pre[ j , k ];</text:p>
            <text:p text:style-name="Table_20_Contents"><text:tab/> <text:s text:c="3"/>end;</text:p>
            <text:p text:style-name="Table_20_Contents"><text:tab/> end; <text:s text:c="4"/></text:p>
            <text:p text:style-name="Table_20_Contents"><text:s text:c="3"/>end;</text:p>
            <text:p text:style-name="Table_20_Contents">end; { floyd }</text:p>
            <text:p text:style-name="Table_20_Contents"/>
            <text:p text:style-name="Table_20_Contents">procedure out();</text:p>
            <text:p text:style-name="Table_20_Contents">var i : longint ;</text:p>
            <text:p text:style-name="Table_20_Contents">begin</text:p>
            <text:p text:style-name="Table_20_Contents"><text:s text:c="3"/>if cnt = 0 then begin</text:p>
            <text:p text:style-name="Table_20_Contents"><text:s text:c="6"/>writeln('No solution.');</text:p>
            <text:p text:style-name="Table_20_Contents"><text:s text:c="6"/>exit();</text:p>
            <text:p text:style-name="Table_20_Contents"><text:s text:c="3"/>end;</text:p>
            <text:p text:style-name="Table_20_Contents"><text:s text:c="3"/>for i := 1 to cnt - 1 do</text:p>
            <text:p text:style-name="Table_20_Contents"><text:s text:c="6"/>write( sv[ i ] , ' ' );</text:p>
            <text:p text:style-name="Table_20_Contents"><text:s text:c="3"/>writeln( sv[ cnt ] );</text:p>
            <text:p text:style-name="Table_20_Contents">end; { out }</text:p>
            <text:p text:style-name="Table_20_Contents"/>
            <text:p text:style-name="Table_20_Contents">begin</text:p>
            <text:p text:style-name="Table_20_Contents"><text:s text:c="3"/>while not eof do begin</text:p>
            <text:p text:style-name="Table_20_Contents"><text:s text:c="6"/>if init = false then</text:p>
            <text:p text:style-name="Table_20_Contents"><text:tab/> break;</text:p>
            <text:p text:style-name="Table_20_Contents"><text:s text:c="6"/>floyd;</text:p>
            <text:p text:style-name="Table_20_Contents"><text:s text:c="6"/>out;</text:p>
            <text:p text:style-name="Table_20_Contents"><text:s text:c="3"/>end;</text:p>
            <text:p text:style-name="Table_20_Contents">end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7-16T09:21:04</dc:date>
    <dc:creator>csuacm </dc:creator>
    <meta:editing-duration>PT7M22S</meta:editing-duration>
    <meta:editing-cycles>6</meta:editing-cycles>
    <meta:generator>LibreOffice/3.5$Linux_x86 LibreOffice_project/350m1$Build-2</meta:generator>
    <meta:document-statistic meta:table-count="1" meta:image-count="0" meta:object-count="0" meta:page-count="3" meta:paragraph-count="127" meta:word-count="781" meta:character-count="2904" meta:non-whitespace-character-count="1848"/>
  </office:meta>
</office:document-meta>
</file>